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1541D754032.png" manifest:media-type="image/png"/>
  <manifest:file-entry manifest:full-path="Pictures/10000000000004A00000015DC58A0BB7.png" manifest:media-type="image/png"/>
  <manifest:file-entry manifest:full-path="Pictures/10000000000004AE000001F69CB9AB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53cm" svg:stroke-color="#ff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811cm" svg:height="4.07cm" svg:x="1.134cm" svg:y="1.912cm">
          <draw:image xlink:href="Pictures/10000000000004A00000015DC58A0BB7.png" xlink:type="simple" xlink:show="embed" xlink:actuate="onLoad" draw:mime-type="image/png">
            <text:p/>
          </draw:image>
        </draw:frame>
        <draw:frame draw:style-name="gr1" draw:text-style-name="P1" draw:layer="layout" svg:width="6.004cm" svg:height="2.498cm" svg:x="1.134cm" svg:y="6.681cm">
          <draw:image xlink:href="Pictures/1000000000000331000001541D754032.png" xlink:type="simple" xlink:show="embed" xlink:actuate="onLoad" draw:mime-type="image/png">
            <text:p/>
          </draw:image>
        </draw:frame>
        <draw:line draw:style-name="gr2" draw:text-style-name="P2" draw:layer="layout" svg:x1="2.456cm" svg:y1="5.481cm" svg:x2="2.456cm" svg:y2="6.728cm">
          <text:p/>
        </draw:line>
        <draw:frame draw:style-name="gr1" draw:text-style-name="P1" draw:layer="layout" svg:width="13.791cm" svg:height="5.778cm" svg:x="1.134cm" svg:y="10.003cm">
          <draw:image xlink:href="Pictures/10000000000004AE000001F69CB9AB37.png" xlink:type="simple" xlink:show="embed" xlink:actuate="onLoad" draw:mime-type="image/png">
            <text:p/>
          </draw:image>
        </draw:frame>
        <draw:line draw:style-name="gr2" draw:text-style-name="P2" draw:layer="layout" svg:x1="4.346cm" svg:y1="8.851cm" svg:x2="4.346cm" svg:y2="10.098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21T16:58:31.217000000</meta:creation-date>
    <dc:date>2025-06-23T08:29:50.049000000</dc:date>
    <meta:editing-duration>PT12M39S</meta:editing-duration>
    <meta:editing-cycles>3</meta:editing-cycles>
    <meta:generator>LibreOffice/24.8.7.2$Windows_X86_64 LibreOffice_project/e07d0a63a46349d29051da79b1fde8160bab2a89</meta:generator>
    <meta:document-statistic meta:object-count="28"/>
  </office:meta>
</office:document-meta>
</file>